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" svg:font-family="Inter, sans-serif"/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8bdc7"/>
    </style:style>
    <style:style style:name="P3" style:family="paragraph" style:parent-style-name="Standard">
      <style:paragraph-properties fo:text-align="start" style:justify-single-word="false"/>
      <style:text-properties officeooo:paragraph-rsid="001c06e1"/>
    </style:style>
    <style:style style:name="P4" style:family="paragraph" style:parent-style-name="Standard">
      <style:paragraph-properties fo:text-align="start" style:justify-single-word="false"/>
      <style:text-properties officeooo:paragraph-rsid="00287f67"/>
    </style:style>
    <style:style style:name="P5" style:family="paragraph" style:parent-style-name="Standard">
      <style:paragraph-properties fo:text-align="center" style:justify-single-word="false"/>
      <style:text-properties fo:color="#000000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000000" fo:font-size="10pt" officeooo:rsid="00292898" officeooo:paragraph-rsid="00292898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000000" fo:font-size="10pt" officeooo:rsid="00318b79" officeooo:paragraph-rsid="00318b79" fo:background-color="#fff200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000000" fo:font-size="12pt" officeooo:rsid="00284bf9" officeooo:paragraph-rsid="00284bf9" fo:background-color="#f9a87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fo:font-size="12pt" officeooo:rsid="00284bf9" officeooo:paragraph-rsid="00284bf9" fo:background-color="transparen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fo:font-size="12pt" officeooo:rsid="00287f67" officeooo:paragraph-rsid="00287f67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20pt" fo:background-color="#fff200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color="#ed1c24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ed1c24" fo:font-size="12pt" fo:background-color="#72bf44" style:font-size-asian="12pt" style:font-size-complex="12pt"/>
    </style:style>
    <style:style style:name="P14" style:family="paragraph" style:parent-style-name="Standard">
      <style:text-properties officeooo:paragraph-rsid="00287f67"/>
    </style:style>
    <style:style style:name="P15" style:family="paragraph" style:parent-style-name="Standard">
      <style:paragraph-properties fo:text-align="start" style:justify-single-word="false"/>
      <style:text-properties officeooo:rsid="00287f67" officeooo:paragraph-rsid="00287f67"/>
    </style:style>
    <style:style style:name="P16" style:family="paragraph" style:parent-style-name="Standard">
      <style:text-properties officeooo:rsid="00287f67" officeooo:paragraph-rsid="00287f67"/>
    </style:style>
    <style:style style:name="P17" style:family="paragraph" style:parent-style-name="Standard">
      <style:text-properties officeooo:rsid="0035062f" officeooo:paragraph-rsid="0035062f" fo:background-color="#fff200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fo:font-size="13pt" officeooo:rsid="0018bdc7" officeooo:paragraph-rsid="0018bdc7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fo:color="#000000" fo:font-size="13pt" officeooo:rsid="00292898" officeooo:paragraph-rsid="00292898" fo:background-color="#fff200" style:font-size-asian="13pt" style:font-size-complex="13pt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fo:font-size="15pt" officeooo:rsid="0018bdc7" officeooo:paragraph-rsid="0018bdc7" style:font-size-asian="13.1000003814697pt" style:font-size-complex="15pt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18bdc7"/>
    </style:style>
    <style:style style:name="P2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Inter" fo:font-size="10pt" fo:letter-spacing="normal" fo:font-style="normal" fo:font-weight="normal" officeooo:rsid="0018bdc7" officeooo:paragraph-rsid="0018bdc7" style:font-size-asian="10pt" style:font-size-complex="10pt"/>
    </style:style>
    <style:style style:name="P23" style:family="paragraph" style:parent-style-name="Preformatted_20_Text" style:list-style-name="L1">
      <style:paragraph-properties fo:text-align="start" style:justify-single-word="false"/>
      <style:text-properties officeooo:paragraph-rsid="0018bdc7"/>
    </style:style>
    <style:style style:name="T1" style:family="text">
      <style:text-properties fo:color="#ce181e"/>
    </style:style>
    <style:style style:name="T2" style:family="text">
      <style:text-properties fo:color="#ce181e" officeooo:rsid="0018bdc7"/>
    </style:style>
    <style:style style:name="T3" style:family="text">
      <style:text-properties fo:font-variant="normal" fo:text-transform="none" fo:color="#ffffff" style:font-name="monospace" fo:font-size="12pt" fo:letter-spacing="normal" fo:font-style="normal" fo:font-weight="normal" style:font-size-asian="12pt" style:font-size-complex="12pt" loext:padding="0cm" loext:border="none"/>
    </style:style>
    <style:style style:name="T4" style:family="text">
      <style:text-properties fo:font-variant="normal" fo:text-transform="none" fo:color="#ffffff" style:font-name="monospace" fo:font-size="10pt" fo:letter-spacing="normal" fo:font-style="normal" fo:font-weight="normal" style:font-size-asian="10pt" style:font-size-complex="10pt" loext:padding="0cm" loext:border="none"/>
    </style:style>
    <style:style style:name="T5" style:family="text">
      <style:text-properties fo:font-variant="normal" fo:text-transform="none" fo:color="#ffffff" style:font-name="monospace" fo:font-size="10pt" fo:letter-spacing="normal" fo:font-style="normal" fo:font-weight="normal" officeooo:rsid="0018bdc7" style:font-size-asian="10pt" style:font-size-complex="10pt" loext:padding="0cm" loext:border="none"/>
    </style:style>
    <style:style style:name="T6" style:family="text">
      <style:text-properties fo:font-variant="normal" fo:text-transform="none" fo:color="#000000" style:font-name="monospace" fo:font-size="12pt" fo:letter-spacing="normal" fo:font-style="normal" fo:font-weight="normal" style:font-size-asian="12pt" style:font-size-complex="12pt" loext:padding="0cm" loext:border="none"/>
    </style:style>
    <style:style style:name="T7" style:family="text"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 loext:padding="0cm" loext:border="none"/>
    </style:style>
    <style:style style:name="T8" style:family="text">
      <style:text-properties fo:font-variant="normal" fo:text-transform="none" fo:color="#000000" style:font-name="monospace" fo:font-size="10pt" fo:letter-spacing="normal" fo:font-style="normal" fo:font-weight="normal" officeooo:rsid="0018bdc7" style:font-size-asian="10pt" style:font-size-complex="10pt" loext:padding="0cm" loext:border="none"/>
    </style:style>
    <style:style style:name="T9" style:family="text">
      <style:text-properties fo:font-variant="normal" fo:text-transform="none" fo:color="#000000" style:font-name="Inter" fo:font-size="12pt" fo:letter-spacing="normal" fo:font-style="normal" fo:font-weight="normal" officeooo:rsid="0018bdc7" style:font-size-asian="12pt" style:font-size-complex="12pt"/>
    </style:style>
    <style:style style:name="T10" style:family="text">
      <style:text-properties fo:font-variant="normal" fo:text-transform="none" style:font-name="monospace" fo:font-size="10pt" fo:letter-spacing="normal" fo:font-style="normal" fo:font-weight="normal" fo:background-color="#e3e8f4" loext:char-shading-value="0" style:font-size-asian="10pt" style:font-size-complex="10pt" loext:padding="0cm" loext:border="none"/>
    </style:style>
    <style:style style:name="T11" style:family="text">
      <style:text-properties fo:font-variant="normal" fo:text-transform="none" style:font-name="Inter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ed1c24" style:font-name="monospace" fo:font-size="10pt" fo:letter-spacing="normal" fo:font-style="normal" fo:font-weight="normal" officeooo:rsid="001b336c" style:font-size-asian="10pt" style:font-size-complex="10pt" loext:padding="0cm" loext:border="none"/>
    </style:style>
    <style:style style:name="T13" style:family="text">
      <style:text-properties fo:font-variant="normal" fo:text-transform="none" fo:color="#ed1c24" style:font-name="monospace" fo:font-size="10pt" fo:letter-spacing="normal" fo:font-style="normal" fo:font-weight="normal" officeooo:rsid="001c06e1" style:font-size-asian="10pt" style:font-size-complex="10pt" loext:padding="0cm" loext:border="none"/>
    </style:style>
    <style:style style:name="T14" style:family="text">
      <style:text-properties fo:font-variant="normal" fo:text-transform="none" fo:color="#ed1c24" style:font-name="monospace" fo:font-size="10pt" fo:letter-spacing="normal" fo:font-style="normal" fo:font-weight="normal" officeooo:rsid="001b336c" fo:background-color="#fff200" loext:char-shading-value="0" style:font-size-asian="10pt" style:font-size-complex="10pt" loext:padding="0cm" loext:border="none"/>
    </style:style>
    <style:style style:name="T15" style:family="text">
      <style:text-properties fo:font-variant="normal" fo:text-transform="none" fo:color="#ed1c24" style:font-name="monospace" fo:font-size="13pt" fo:letter-spacing="normal" fo:font-style="normal" fo:font-weight="normal" officeooo:rsid="001b336c" fo:background-color="#fff200" loext:char-shading-value="0" style:font-size-asian="13pt" style:font-size-complex="13pt" loext:padding="0cm" loext:border="none"/>
    </style:style>
    <style:style style:name="T16" style:family="text">
      <style:text-properties fo:font-variant="normal" fo:text-transform="none" fo:font-size="10pt" fo:letter-spacing="normal" style:font-size-asian="10pt" style:font-size-complex="10pt"/>
    </style:style>
    <style:style style:name="T17" style:family="text">
      <style:text-properties fo:color="#000000" fo:font-size="12pt" officeooo:rsid="0018bdc7" style:font-size-asian="12pt" style:font-size-complex="12pt"/>
    </style:style>
    <style:style style:name="T18" style:family="text">
      <style:text-properties fo:color="#000000" fo:font-size="12pt" officeooo:rsid="00287f67" fo:background-color="transparent" loext:char-shading-value="0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/><text:span text:style-name="T1"><text:s/></text:span><text:span text:style-name="T2">How to set up wordpress on local machine (linux)?</text:span></text:p>
      <text:list xml:id="list1703445748" text:style-name="L1">
        <text:list-item>
          <text:p text:style-name="P18">Open terminal</text:p>
        </text:list-item>
        <text:list-item>
          <text:p text:style-name="P21"><text:span text:style-name="T17">run -&gt; sudo </text:span><text:span text:style-name="Source_20_Text"><text:span text:style-name="T7">apt update &amp;&amp; apt </text:span></text:span><text:span text:style-name="Source_20_Text"><text:span text:style-name="T4">pt update &amp;&amp; apt upgrade</text:span></text:span></text:p>
        </text:list-item>
        <text:list-item>
          <text:p text:style-name="P21"><text:span text:style-name="Source_20_Text"><text:span text:style-name="T8">sudo apt install apache2 </text:span></text:span><text:span text:style-name="Source_20_Text"><text:span text:style-name="T5">all apache2</text:span></text:span></text:p>
        </text:list-item>
        <text:list-item>
          <text:p text:style-name="P21"><text:span text:style-name="Source_20_Text"><text:span text:style-name="T8">if you want to check whether apache serve is install or not the run-&gt; systemctl status apache2</text:span></text:span></text:p>
        </text:list-item>
        <text:list-item>
          <text:p text:style-name="P21"><text:span text:style-name="Source_20_Text"><text:span text:style-name="T8">then go to browser n check <text:s/>127.0.0.1/address</text:span></text:span></text:p>
        </text:list-item>
        <text:list-item>
          <text:p text:style-name="P20"><text:span text:style-name="T11">Open your browser and append </text:span><text:span text:style-name="Source_20_Text"><text:span text:style-name="T10">/info.php</text:span></text:span><text:span text:style-name="T16"> </text:span><text:span text:style-name="T11">to the server’s URL.</text:span></text:p>
        </text:list-item>
        <text:list-item>
          <text:p text:style-name="P22">Open phpmyadmin then create database-&gt;wordpress_ab</text:p>
        </text:list-item>
        <text:list-item>
          <text:p text:style-name="P21"><text:span text:style-name="T9">install wordpress cms: run-&gt;</text:span><text:span text:style-name="Source_20_Text"><text:span text:style-name="T6">cd </text:span></text:span><text:span text:style-name="Source_20_Text"><text:span text:style-name="T3">/</text:span></text:span><text:span text:style-name="Source_20_Text"><text:span text:style-name="T4">tmp &amp;&amp; wget </text:span></text:span><text:a xlink:type="simple" xlink:href="https://wordpress.org/latest.tar.gz" text:style-name="Internet_20_link" text:visited-style-name="Visited_20_Internet_20_Link"><text:span text:style-name="Source_20_Text"><text:span text:style-name="T7">https://wordpress.org/latest.tar.gz</text:span></text:span></text:a></text:p>
        </text:list-item>
        <text:list-item>
          <text:p text:style-name="P21"><text:span text:style-name="Source_20_Text"><text:span text:style-name="T8">tar -xvf latest.t</text:span></text:span><text:span text:style-name="Source_20_Text"><text:span text:style-name="T5">a</text:span></text:span></text:p>
        </text:list-item>
        <text:list-item>
          <text:p text:style-name="P23"><text:span text:style-name="Source_20_Text"><text:span text:style-name="T8">sudo cp -R wordpress /var/www/html/</text:span></text:span></text:p>
        </text:list-item>
        <text:list-item>
          <text:p text:style-name="P23"><text:span text:style-name="Source_20_Text"><text:span text:style-name="T8">sudo chown -R www-data:www-data /var/www/html/wordpress/</text:span></text:span></text:p>
        </text:list-item>
        <text:list-item>
          <text:p text:style-name="P23"><text:span text:style-name="Source_20_Text"><text:span text:style-name="T8">sudo chmod -R 755 /var/www/html/wordpress/</text:span></text:span></text:p>
        </text:list-item>
        <text:list-item>
          <text:p text:style-name="P23"><text:span text:style-name="Source_20_Text"><text:span text:style-name="T8">$ mkdir /var/www/html/wordpress/wp-content/uploads</text:span></text:span></text:p>
        </text:list-item>
        <text:list-item>
          <text:p text:style-name="P23"><text:span text:style-name="Source_20_Text"><text:span text:style-name="T8">chown -R www-data:www-data /var/www/html/wordpress/wp-content/uploads/</text:span></text:span></text:p>
        </text:list-item>
        <text:list-item>
          <text:p text:style-name="P21"><text:span text:style-name="Source_20_Text"><text:span text:style-name="T8">then run on browser -&gt;127.0.0.1/wordpress/</text:span></text:span></text:p>
        </text:list-item>
      </text:list>
      <text:p text:style-name="P2"><text:span text:style-name="Source_20_Text"><text:span text:style-name="T8"/></text:span></text:p>
      <text:p text:style-name="P3"><text:span text:style-name="Source_20_Text"><text:span text:style-name="T14">NOTE:</text:span></text:span><text:span text:style-name="Source_20_Text"><text:span text:style-name="T12"> </text:span></text:span><text:span text:style-name="Source_20_Text"><text:span text:style-name="T13">follow this blog for installation of wordpress in linux</text:span></text:span></text:p>
      <text:p text:style-name="P3"><text:span text:style-name="Source_20_Text"><text:span text:style-name="T14"/></text:span></text:p>
      <text:p text:style-name="P3"><text:span text:style-name="Source_20_Text"><text:span text:style-name="T15">https://www.digitalocean.com/community/tutorials/install-wordpress-on-ubuntu</text:span></text:span></text:p>
      <text:p text:style-name="P12"/>
      <text:p text:style-name="P13"/>
      <text:p text:style-name="P8">HOW TO MAKE PLUGIN?</text:p>
      <text:p text:style-name="P8"/>
      <text:p text:style-name="P9">1. <text:s/>Set your wp-config.php -&gt;wp_debug -&gt;true</text:p>
      <text:p text:style-name="P10">2. go to wp_content -&gt; plugin -&gt; make folder -&gt;then make files</text:p>
      <text:p text:style-name="P14"><text:span text:style-name="T18">3. ad</text:span>d</text:p>
      <text:p text:style-name="P14"/>
      <text:p text:style-name="P4">&lt;?php</text:p>
      <text:p text:style-name="P1">/**</text:p>
      <text:p text:style-name="P1">* @package DazzlingPlugin</text:p>
      <text:p text:style-name="P1">*/</text:p>
      <text:p text:style-name="P1">/*</text:p>
      <text:p text:style-name="P1">Plugin Name: Dazzling PLugin</text:p>
      <text:p text:style-name="P1">Plugin URI: http://dazzlingplugin.com</text:p>
      <text:p text:style-name="P1">Description: This is not just a plugin, it symbolizes the strength and weaknesses of an entire generation.</text:p>
      <text:p text:style-name="P1">Author: Megha Gupta</text:p>
      <text:p text:style-name="P1">Version: 1.7.2</text:p>
      <text:p text:style-name="P1">Author URI: http://dazzlingplugin.com</text:p>
      <text:p text:style-name="P1">*/</text:p>
      <text:p text:style-name="P16">4. make another file -&gt; index.php -&gt;</text:p>
      <text:p text:style-name="P14">&lt;?php</text:p>
      <text:p text:style-name="Standard">// Silence is golden.</text:p>
      <text:p text:style-name="Standard"/>
      <text:p text:style-name="P15"/>
      <text:p text:style-name="Standard"/>
      <text:p text:style-name="Standard"/>
      <text:p text:style-name="P5"/>
      <text:p text:style-name="P19"><text:soft-page-break/>How to make custom post type?</text:p>
      <text:p text:style-name="P6">1. go to plugin -&gt; download custom post type maker <text:s/>-&gt; activate -&gt; add new post type</text:p>
      <text:p text:style-name="P6">2.</text:p>
      <text:p text:style-name="P6"/>
      <text:p text:style-name="P6"/>
      <text:p text:style-name="P7">TO SHOW CATEGORY ON CUSTOM PAGE TEMPLATE</text:p>
      <text:p text:style-name="P6"/>
      <text:p text:style-name="Standard">&lt;?php</text:p>
      <text:p text:style-name="Standard">$wpproperty = array(</text:p>
      <text:p text:style-name="Standard">'post_type' =&gt; 'properties',</text:p>
      <text:p text:style-name="Standard">'post_status' =&gt; 'publish'</text:p>
      <text:p text:style-name="Standard">);</text:p>
      <text:p text:style-name="Standard">$loop = new WP_Query($wpproperty);</text:p>
      <text:p text:style-name="Standard">while ($loop-&gt;have_posts()) : $loop-&gt;the_post();</text:p>
      <text:p text:style-name="Standard"/>
      <text:p text:style-name="Standard">$jsn = get_the_post_thumbnail($post);</text:p>
      <text:p text:style-name="Standard">print the_title();</text:p>
      <text:p text:style-name="Standard">print $jsn; </text:p>
      <text:p text:style-name="Standard">the_excerpt();</text:p>
      <text:p text:style-name="Standard">endwhile;</text:p>
      <text:p text:style-name="Standard"/>
      <text:p text:style-name="Standard">wp_reset_postdata();</text:p>
      <text:p text:style-name="Standard">?&gt;</text:p>
      <text:p text:style-name="Standard"/>
      <text:p text:style-name="Standard"/>
      <text:p text:style-name="P17">CATEGORY FILTER AND SEARCH BAR IN CUSTOM POST TYPE</text:p>
      <text:p text:style-name="Standard"/>
      <text:p text:style-name="Standard">&lt;form action="/" method="get" autocomplete="off" id="product_search"&gt;</text:p>
      <text:p text:style-name="Standard">&lt;center&gt; &lt;input type="text" name="s" placeholder="Search Product..." id="keyword" class="input_search" onkeyup="fetch()"&gt;</text:p>
      <text:p text:style-name="Standard">&lt;select name="cat" id="cat" onchange="fetch()"&gt;</text:p>
      <text:p text:style-name="Standard">&lt;option value=""&gt;All Categories&lt;/option&gt;</text:p>
      <text:p text:style-name="Standard">&lt;?php</text:p>
      <text:p text:style-name="Standard"/>
      <text:p text:style-name="Standard">// Product category Loop</text:p>
      <text:p text:style-name="Standard">$terms = get_terms(array(</text:p>
      <text:p text:style-name="Standard">'taxonomy' =&gt; 'property_category',</text:p>
      <text:p text:style-name="Standard">'hide_empty' =&gt; false,</text:p>
      <text:p text:style-name="Standard">));</text:p>
      <text:p text:style-name="Standard">// Loop through all category with a foreach loop</text:p>
      <text:p text:style-name="Standard">foreach ($terms as $term) {</text:p>
      <text:p text:style-name="Standard">echo '&lt;option value="' . $term-&gt;term_id . '"&gt; ' . $term-&gt;name . ' &lt;/option&gt;';</text:p>
      <text:p text:style-name="Standard">}</text:p>
      <text:p text:style-name="Standard">?&gt;</text:p>
      <text:p text:style-name="Standard">&lt;/select&gt;</text:p>
      <text:p text:style-name="Standard">&lt;/center&gt;</text:p>
      <text:p text:style-name="Standard">&lt;/form&gt;</text:p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Standard"/>
      <text:p text:style-name="Standard">&lt;div class="search_bar"&gt;</text:p>
      <text:p text:style-name="Standard">&lt;form action="/" method="get" autocomplete="off" id="product_search"&gt;</text:p>
      <text:p text:style-name="Standard">&lt;center&gt; &lt;input type="text" name="keyword" placeholder="Search Product..." id="searchInput" class="input_search" onkeyup="fetchResults()"&gt;</text:p>
      <text:p text:style-name="Standard">&lt;div id="datafetch"&gt; &lt;/div&gt; </text:p>
      <text:p text:style-name="Standard">&lt;select name="cat" id="cat" onchange="fetchResults()"&gt;</text:p>
      <text:p text:style-name="Standard">&lt;option value=""&gt;All Categories&lt;/option&gt;</text:p>
      <text:p text:style-name="Standard">&lt;?php</text:p>
      <text:p text:style-name="Standard">// Product category Loop</text:p>
      <text:p text:style-name="Standard">$terms = get_terms(array(</text:p>
      <text:p text:style-name="Standard">'taxonomy' =&gt; 'property_category',</text:p>
      <text:p text:style-name="Standard">'hide_empty' =&gt; false,</text:p>
      <text:p text:style-name="Standard">));</text:p>
      <text:p text:style-name="Standard">// Loop through all category with a foreach loop</text:p>
      <text:p text:style-name="Standard">foreach ($terms as $term) {</text:p>
      <text:p text:style-name="Standard">echo '&lt;option value="' . $term-&gt;term_id . '"&gt; ' . $term-&gt;name . ' &lt;/option&gt;';</text:p>
      <text:p text:style-name="Standard">}</text:p>
      <text:p text:style-name="Standard">?&gt;</text:p>
      <text:p text:style-name="Standard">&lt;/select&gt;</text:p>
      <text:p text:style-name="Standard">&lt;/center&gt;</text:p>
      <text:p text:style-name="Standard">&lt;/form&gt;</text:p>
      <text:p text:style-name="Standard">&lt;br&gt;</text:p>
      <text:p text:style-name="Standard">&lt;div class="search_result" id='loader' style='display: none;'&gt;</text:p>
      <text:p text:style-name="Standard">&lt;center&gt;&lt;img src="/wp-content/uploads/2022/07/Fading-petals.gif" title="loading" height="70" width="100" /&gt;&lt;/center&gt;</text:p>
      <text:p text:style-name="Standard">&lt;/div&gt;</text:p>
      <text:p text:style-name="Standard"/>
      <text:p text:style-name="Standard">&lt;!--SHOW CATEGORY ON CUSTOM PAGE TEMPLATE --&gt;</text:p>
      <text:p text:style-name="Standard"/>
      <text:p text:style-name="Standard">&lt;div class="post_card_section"&gt;</text:p>
      <text:p text:style-name="Standard">&lt;?php</text:p>
      <text:p text:style-name="Standard">$wpproperty = array(</text:p>
      <text:p text:style-name="Standard">'post_type' =&gt; 'properties',</text:p>
      <text:p text:style-name="Standard">'post_status' =&gt; 'publish',</text:p>
      <text:p text:style-name="Standard">);</text:p>
      <text:p text:style-name="Standard">$loop = new WP_Query($wpproperty);</text:p>
      <text:p text:style-name="Standard">?&gt;</text:p>
      <text:p text:style-name="Standard">&lt;?php while ($loop-&gt;have_posts()) : $loop-&gt;the_post(); ?&gt;</text:p>
      <text:p text:style-name="Standard">&lt;div class="post_card"&gt;</text:p>
      <text:p text:style-name="Standard">&lt;?php $jsn = get_the_post_thumbnail($post);</text:p>
      <text:p text:style-name="Standard">print $jsn; ?&gt;</text:p>
      <text:p text:style-name="Standard">&lt;div class="card-text"&gt;</text:p>
      <text:p text:style-name="Standard">&lt;h4&gt;&lt;?php the_title(); ?&gt;&lt;/h4&gt;</text:p>
      <text:p text:style-name="Standard">&lt;?php the_excerpt(); ?&gt;</text:p>
      <text:p text:style-name="Standard">&lt;/div&gt;</text:p>
      <text:p text:style-name="Standard">&lt;/div&gt;</text:p>
      <text:p text:style-name="Standard"><text:soft-page-break/>&lt;?php endwhile; ?&gt;</text:p>
      <text:p text:style-name="Standard">&lt;?php wp_reset_postdata(); ?&gt;</text:p>
      <text:p text:style-name="Standard">&lt;/div&gt;</text:p>
      <text:p text:style-name="Standard">&lt;/div&gt;</text:p>
      <text:p text:style-name="Standard"/>
      <text:p text:style-name="Standard">&lt;script type="text/javascript"&gt;</text:p>
      <text:p text:style-name="Standard">'use strict';</text:p>
      <text:p text:style-name="Standard">&lt;/script&gt;</text:p>
      <text:p text:style-name="Standard"/>
      <text:p text:style-name="Standard">&lt;!-- &lt;script&gt;</text:p>
      <text:p text:style-name="Standard">$(document).ready(function() {</text:p>
      <text:p text:style-name="Standard">//Preloader</text:p>
      <text:p text:style-name="Standard">preloaderFadeOutTime = 500;</text:p>
      <text:p text:style-name="Standard">function hidePreloader() {</text:p>
      <text:p text:style-name="Standard">var preloader = $('.spinner-wrapper');</text:p>
      <text:p text:style-name="Standard">preloader.fadeOut(preloaderFadeOutTime);</text:p>
      <text:p text:style-name="Standard">}</text:p>
      <text:p text:style-name="Standard">hidePreloader();</text:p>
      <text:p text:style-name="Standard">});</text:p>
      <text:p text:style-name="Standard">&lt;/script&gt; --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" svg:font-family="Inter, sans-serif"/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2T11:46:26.717146883</meta:creation-date>
    <meta:generator>LibreOffice/6.0.7.3$Linux_X86_64 LibreOffice_project/00m0$Build-3</meta:generator>
    <dc:date>2022-11-25T11:00:06.628881944</dc:date>
    <meta:editing-duration>PT10H20M29S</meta:editing-duration>
    <meta:editing-cycles>13</meta:editing-cycles>
    <meta:document-statistic meta:table-count="0" meta:image-count="0" meta:object-count="0" meta:page-count="4" meta:paragraph-count="134" meta:word-count="519" meta:character-count="4073" meta:non-whitespace-character-count="3699"/>
  </office:meta>
</office:document-meta>
</file>